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9cm"/>
    </style:style>
    <style:style style:name="co2" style:family="table-column">
      <style:table-column-properties fo:break-before="auto" style:column-width="3.8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 style:data-style-name="N10">
      <style:table-cell-properties fo:background-color="#dddddd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 style:data-style-name="N10"/>
    <style:style style:name="ce8" style:family="table-cell" style:parent-style-name="Default">
      <style:table-cell-properties fo:background-color="#ccff00"/>
    </style:style>
    <style:style style:name="ce9" style:family="table-cell" style:parent-style-name="Default">
      <style:table-cell-properties fo:background-color="#33ff99"/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110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fo:background-color="#33ff99"/>
    </style:style>
  </office:automatic-styles>
  <office:body>
    <office:spreadsheet>
      <table:table table:name="typ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Front End Estim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es of Work</text:p>
          </table:table-cell>
          <table:table-cell office:value-type="string" calcext:value-type="string">
            <text:p>Effort minimum unit is ¼ day ~ 2 uninterrupted hou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w many actual meeting free hours do team members get per day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nges to existing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99" calcext:value-type="float">
            <text:p>99</text:p>
          </table:table-cell>
          <table:table-cell table:formula="of:=2*[.C6]" office:value-type="float" office:value="198" calcext:value-type="float">
            <text:p>198</text:p>
          </table:table-cell>
          <table:table-cell table:formula="of:=2*[.D6]" office:value-type="float" office:value="396" calcext:value-type="float">
            <text:p>396</text:p>
          </table:table-cell>
          <table:table-cell office:value-type="string" calcext:value-type="string">
            <text:p>Effort In ¼ days</text:p>
          </table:table-cell>
        </table:table-row>
        <table:table-row table:style-name="ro1">
          <table:table-cell/>
          <table:table-cell office:value-type="string" calcext:value-type="string">
            <text:p>Coupled Items:</text:p>
          </table:table-cell>
          <table:table-cell table:style-name="ce3" office:value-type="string" calcext:value-type="string">
            <text:p>1 to 3</text:p>
          </table:table-cell>
          <table:table-cell table:style-name="ce1" office:value-type="string" calcext:value-type="string">
            <text:p>4 to 6</text:p>
          </table:table-cell>
          <table:table-cell table:style-name="ce1" office:value-type="string" calcext:value-type="string">
            <text:p>7 or m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ed Unit tests 80% covered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 calcext:value-type="string">
            <text:p>Added Snapshots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 calcext:value-type="string">
            <text:p>Added Storybook states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 calcext:value-type="string">
            <text:p>PropTypes additions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 calcext:value-type="string">
            <text:p>Render changes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yling M/T/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ypography M/T/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essibil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lidation Log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nts handl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New Component</text:p>
          </table:table-cell>
          <table:table-cell/>
          <table:table-cell table:style-name="ce2" office:value-type="float" office:value="98" calcext:value-type="float">
            <text:p>98</text:p>
          </table:table-cell>
          <table:table-cell table:formula="of:=2*[.C20]" office:value-type="float" office:value="196" calcext:value-type="float">
            <text:p>196</text:p>
          </table:table-cell>
          <table:table-cell table:formula="of:=2*[.D20]" office:value-type="float" office:value="392" calcext:value-type="float">
            <text:p>3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pled Items:</text:p>
          </table:table-cell>
          <table:table-cell table:style-name="ce3" office:value-type="string" calcext:value-type="string">
            <text:p>1 to 3</text:p>
          </table:table-cell>
          <table:table-cell table:style-name="ce1" office:value-type="string" calcext:value-type="string">
            <text:p>4 to 6</text:p>
          </table:table-cell>
          <table:table-cell table:style-name="ce1" office:value-type="string" calcext:value-type="string">
            <text:p>7 or m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 tests 80%+ cover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napshot tests min/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orybook st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pTyp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n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ading/Erro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yling M/T/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ypography M/T/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essibil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lidation Log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nts handl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ckout/debounce to prevent multiple submiss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SD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API</text:p>
          </table:table-cell>
          <table:table-cell/>
          <table:table-cell table:style-name="ce2" office:value-type="float" office:value="97" calcext:value-type="float">
            <text:p>97</text:p>
          </table:table-cell>
          <table:table-cell table:formula="of:=1.5*[.C36]" office:value-type="float" office:value="145.5" calcext:value-type="float">
            <text:p>145.5</text:p>
          </table:table-cell>
          <table:table-cell table:formula="of:=2*[.C36]" office:value-type="float" office:value="194" calcext:value-type="float">
            <text:p>1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 Items:</text:p>
          </table:table-cell>
          <table:table-cell table:style-name="ce1" office:value-type="string" calcext:value-type="string">
            <text:p>1 to 3</text:p>
          </table:table-cell>
          <table:table-cell table:style-name="ce1" office:value-type="string" calcext:value-type="string">
            <text:p>4 to 6</text:p>
          </table:table-cell>
          <table:table-cell table:style-name="ce1" office:value-type="string" calcext:value-type="string">
            <text:p>7 or m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 tests 90%+ cover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ck Data Ok/Err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tch.th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tch erro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ckFetch/del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ion+Reducer to update app st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SD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/Layout</text:p>
          </table:table-cell>
          <table:table-cell table:style-name="ce1" office:value-type="string" calcext:value-type="string">
            <text:p>Effort</text:p>
          </table:table-cell>
          <table:table-cell table:style-name="ce2" office:value-type="float" office:value="90" calcext:value-type="float">
            <text:p>90</text:p>
          </table:table-cell>
          <table:table-cell table:formula="of:=1.5*[.C45]" office:value-type="float" office:value="135" calcext:value-type="float">
            <text:p>135</text:p>
          </table:table-cell>
          <table:table-cell table:formula="of:=2*[.C45]"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ctions or Areas:</text:p>
          </table:table-cell>
          <table:table-cell table:style-name="ce1" office:value-type="string" calcext:value-type="string">
            <text:p>1 to 3</text:p>
          </table:table-cell>
          <table:table-cell table:style-name="ce1" office:value-type="string" calcext:value-type="string">
            <text:p>4 to 6</text:p>
          </table:table-cell>
          <table:table-cell table:style-name="ce1" office:value-type="string" calcext:value-type="string">
            <text:p>7 or mor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isk, not Effort:</text:p>
          </table:table-cell>
          <table:table-cell table:style-name="ce2" table:formula="of:=3/3" office:value-type="float" office:value="1" calcext:value-type="float">
            <text:p>1</text:p>
          </table:table-cell>
          <table:table-cell table:formula="of:=2/3" office:value-type="float" office:value="0.666666666666667" calcext:value-type="float">
            <text:p>0.6666666667</text:p>
          </table:table-cell>
          <table:table-cell table:formula="of:=1/3" office:value-type="float" office:value="0.333333333333333" calcext:value-type="float">
            <text:p>0.333333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 designs exist for all sizes M/T/D = S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If designs exist for one size only = 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designs exist for two sizes only = 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napshot tes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orybook st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press snapshots M/T/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ow/Hide by M/T/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arrange by M/T/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yling M/T/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Page</text:p>
          </table:table-cell>
          <table:table-cell/>
          <table:table-cell table:style-name="ce2" office:value-type="float" office:value="96" calcext:value-type="float">
            <text:p>96</text:p>
          </table:table-cell>
          <table:table-cell table:formula="of:=1.5*[.C58]" office:value-type="float" office:value="144" calcext:value-type="float">
            <text:p>144</text:p>
          </table:table-cell>
          <table:table-cell table:formula="of:=2*[.C58]" office:value-type="float" office:value="192" calcext:value-type="float">
            <text:p>1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ctions or Areas:</text:p>
          </table:table-cell>
          <table:table-cell table:style-name="ce1" office:value-type="string" calcext:value-type="string">
            <text:p>1 to 3</text:p>
          </table:table-cell>
          <table:table-cell table:style-name="ce1" office:value-type="string" calcext:value-type="string">
            <text:p>4 to 6</text:p>
          </table:table-cell>
          <table:table-cell table:style-name="ce1" office:value-type="string" calcext:value-type="string">
            <text:p>7 or m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 tests 80%+ cover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napshot tests min/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orybook st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press tes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press snapshots M/T/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u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pTyp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uration of show/hidden sections and copy text vari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n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ading/Erro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yling M/T/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essibility/Focus/Tab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nts handling between se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tion</text:p>
          </table:table-cell>
          <table:table-cell/>
          <table:table-cell table:style-name="ce2" office:value-type="float" office:value="95" calcext:value-type="float">
            <text:p>95</text:p>
          </table:table-cell>
          <table:table-cell table:formula="of:=1.5*[.C74]" office:value-type="float" office:value="142.5" calcext:value-type="float">
            <text:p>142.5</text:p>
          </table:table-cell>
          <table:table-cell table:formula="of:=2*[.C74]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 Items:</text:p>
          </table:table-cell>
          <table:table-cell table:style-name="ce1" office:value-type="string" calcext:value-type="string">
            <text:p>up to 10</text:p>
          </table:table-cell>
          <table:table-cell table:style-name="ce1" office:value-type="string" calcext:value-type="string">
            <text:p>10 to 20</text:p>
          </table:table-cell>
          <table:table-cell table:style-name="ce1" office:value-type="string" calcext:value-type="string">
            <text:p>30 or m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 tests 100% cover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lper fun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SD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</text:p>
          </table:table-cell>
          <table:table-cell/>
          <table:table-cell table:style-name="ce2" office:value-type="float" office:value="94" calcext:value-type="float">
            <text:p>94</text:p>
          </table:table-cell>
          <table:table-cell table:formula="of:=3*[.C79]" office:value-type="float" office:value="282" calcext:value-type="float">
            <text:p>282</text:p>
          </table:table-cell>
          <table:table-cell table:formula="of:=3*[.D79]" office:value-type="float" office:value="846" calcext:value-type="float">
            <text:p>8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 Items * States</text:p>
          </table:table-cell>
          <table:table-cell table:style-name="ce1" office:value-type="string" calcext:value-type="string">
            <text:p>up to 12</text:p>
          </table:table-cell>
          <table:table-cell table:style-name="ce1" office:value-type="string" calcext:value-type="string">
            <text:p>13 to 24</text:p>
          </table:table-cell>
          <table:table-cell table:style-name="ce1" office:value-type="string" calcext:value-type="string">
            <text:p>25 or m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 tests 100% cover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ding of log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SDoc</text:p>
          </table:table-cell>
          <table:table-cell table:number-columns-repeated="4"/>
        </table:table-row>
      </table:table>
      <table:table table:name="screen" table:style-name="ta1">
        <table:table-column table:style-name="co3" table:number-columns-repeated="7" table:default-cell-style-name="Default"/>
        <table:table-row table:style-name="ro1">
          <table:table-cell table:formula="of:=[types.A1]" office:value-type="string" office:string-value="Front End Estimation" calcext:value-type="string">
            <text:p>Front End Estimation</text:p>
          </table:table-cell>
          <table:table-cell table:number-columns-repeated="4"/>
          <table:table-cell table:style-name="ce1" office:value-type="string" calcext:value-type="string">
            <text:p>Estimated Effort</text:p>
          </table:table-cell>
          <table:table-cell table:style-name="ce6" table:formula="of:=[.G2]+[.G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 for Screen [NAME]</text:p>
          </table:table-cell>
          <table:table-cell table:number-columns-repeated="4"/>
          <table:table-cell table:style-name="ce1" office:value-type="string" calcext:value-type="string">
            <text:p>Cumulative</text:p>
          </table:table-cell>
          <table:table-cell table:formula="of:=[types.G1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4"/>
          <table:table-cell office:value-type="string" calcext:value-type="string">
            <text:p>←put 1 in S/M or L column onl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ther cells indicate the number of S/M/orL items of given type on the page.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ffort</text:p>
          </table:table-cell>
          <table:table-cell office:value-type="string" calcext:value-type="string">
            <text:p>Uncertain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style-name="ce6" table:formula="of:=SUM([.F8:.F17])" office:value-type="float" office:value="0" calcext:value-type="float">
            <text:p>0</text:p>
          </table:table-cell>
          <table:table-cell table:style-name="ce8" table:formula="of:=[.F7]*(1+[.F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Screen? Or</text:p>
          </table:table-cell>
          <table:table-cell/>
          <table:table-cell table:style-name="ce4" table:number-columns-repeated="3"/>
          <table:table-cell table:formula="of:=[.C8]*[$types.$C$58]+[.D8]*[$types.$D$58]+[.E8]*[$types.$E$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nges to Existing</text:p>
          </table:table-cell>
          <table:table-cell/>
          <table:table-cell table:style-name="ce4" table:number-columns-repeated="3"/>
          <table:table-cell table:formula="of:=[.C9]*[$types.$C$6]+[.D9]*[$types.$D$6]+[.E9]*[$types.$E$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figuration</text:p>
          </table:table-cell>
          <table:table-cell/>
          <table:table-cell table:style-name="ce4" table:number-columns-repeated="3"/>
          <table:table-cell table:formula="of:=[.C10]*[$types.$C$74]+[.D10]*[$types.$D$74]+[.E10]*[$types.$E$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c</text:p>
          </table:table-cell>
          <table:table-cell table:number-columns-repeated="4"/>
          <table:table-cell table:formula="of:=[.C11]*[$types.$C$79]+[.D11]*[$types.$D$79]+[.E11]*[$types.$E$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 Components</text:p>
          </table:table-cell>
          <table:table-cell table:number-columns-repeated="4"/>
          <table:table-cell table:formula="of:=[.C12]*[$types.$C$20]+[.D12]*[$types.$D$20]+[.E12]*[$types.$E$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 APIs needed</text:p>
          </table:table-cell>
          <table:table-cell table:number-columns-repeated="4"/>
          <table:table-cell table:formula="of:=[.C13]*[$types.$C$36]+[.D13]*[$types.$D$36]+[.E13]*[$types.$E$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ign/Layout Effort</text:p>
          </table:table-cell>
          <table:table-cell/>
          <table:table-cell table:style-name="ce4" table:number-columns-repeated="3"/>
          <table:table-cell table:formula="of:=[.C14]*[$types.$C$45]+[.D14]*[$types.$D$45]+[.E14]*[$types.$E$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ign Risk</text:p>
          </table:table-cell>
          <table:table-cell/>
          <table:table-cell table:style-name="ce4" table:number-columns-repeated="3"/>
          <table:table-cell table:formula="of:=[.C15]*[$types.$C$47]+[.D15]*[$types.$D$47]+[.E15]*[$types.$E$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4"/>
          <table:table-cell table:formula="of:=SUM([.C16:.E1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certainty</text:p>
          </table:table-cell>
          <table:table-cell/>
          <table:table-cell table:style-name="ce5" table:number-columns-repeated="3"/>
          <table:table-cell table:style-name="ce7" table:formula="of:=SUM([.C18:.E18])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sumptions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Risks</text:p>
          </table:table-cell>
          <table:table-cell table:number-columns-repeated="6"/>
        </table:table-row>
      </table:table>
      <table:table table:name="screen_2" table:style-name="ta1">
        <table:table-column table:style-name="co3" table:number-columns-repeated="7" table:default-cell-style-name="Default"/>
        <table:table-row table:style-name="ro1">
          <table:table-cell table:formula="of:=[screen.A1]" office:value-type="string" office:string-value="Front End Estimation" calcext:value-type="string">
            <text:p>Front End Estimation</text:p>
          </table:table-cell>
          <table:table-cell table:number-columns-repeated="4"/>
          <table:table-cell table:style-name="ce1" office:value-type="string" calcext:value-type="string">
            <text:p>Estimated Effort</text:p>
          </table:table-cell>
          <table:table-cell table:style-name="ce6" table:formula="of:=[.G2]+[.G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ort for Screen [NAME2]</text:p>
          </table:table-cell>
          <table:table-cell table:number-columns-repeated="4"/>
          <table:table-cell table:style-name="ce1" office:value-type="string" calcext:value-type="string">
            <text:p>Cumulative</text:p>
          </table:table-cell>
          <table:table-cell table:formula="of:=[screen.G1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4"/>
          <table:table-cell office:value-type="string" calcext:value-type="string">
            <text:p>←put 1 in S/M or L column onl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ther cells indicate the number of S/M/orL items of given type on the page.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ffort</text:p>
          </table:table-cell>
          <table:table-cell office:value-type="string" calcext:value-type="string">
            <text:p>Uncertain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style-name="ce6" table:formula="of:=SUM([.F8:.F17])" office:value-type="float" office:value="0" calcext:value-type="float">
            <text:p>0</text:p>
          </table:table-cell>
          <table:table-cell table:style-name="ce8" table:formula="of:=[.F7]*(1+[.F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Screen? Or</text:p>
          </table:table-cell>
          <table:table-cell/>
          <table:table-cell table:style-name="ce4" table:number-columns-repeated="3"/>
          <table:table-cell table:formula="of:=[.C8]*[$types.$C$58]+[.D8]*[$types.$D$58]+[.E8]*[$types.$E$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nges to Existing</text:p>
          </table:table-cell>
          <table:table-cell/>
          <table:table-cell table:style-name="ce4" table:number-columns-repeated="3"/>
          <table:table-cell table:formula="of:=[.C9]*[$types.$C$6]+[.D9]*[$types.$D$6]+[.E9]*[$types.$E$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figuration</text:p>
          </table:table-cell>
          <table:table-cell/>
          <table:table-cell table:style-name="ce4" table:number-columns-repeated="3"/>
          <table:table-cell table:formula="of:=[.C10]*[$types.$C$74]+[.D10]*[$types.$D$74]+[.E10]*[$types.$E$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c</text:p>
          </table:table-cell>
          <table:table-cell table:number-columns-repeated="4"/>
          <table:table-cell table:formula="of:=[.C11]*[$types.$C$79]+[.D11]*[$types.$D$79]+[.E11]*[$types.$E$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 Components</text:p>
          </table:table-cell>
          <table:table-cell table:number-columns-repeated="4"/>
          <table:table-cell table:formula="of:=[.C12]*[$types.$C$20]+[.D12]*[$types.$D$20]+[.E12]*[$types.$E$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 APIs needed</text:p>
          </table:table-cell>
          <table:table-cell table:number-columns-repeated="4"/>
          <table:table-cell table:formula="of:=[.C13]*[$types.$C$36]+[.D13]*[$types.$D$36]+[.E13]*[$types.$E$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ign/Layout Effort</text:p>
          </table:table-cell>
          <table:table-cell/>
          <table:table-cell table:style-name="ce4" table:number-columns-repeated="3"/>
          <table:table-cell table:formula="of:=[.C14]*[$types.$C$45]+[.D14]*[$types.$D$45]+[.E14]*[$types.$E$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ign Risk</text:p>
          </table:table-cell>
          <table:table-cell/>
          <table:table-cell table:style-name="ce4" table:number-columns-repeated="3"/>
          <table:table-cell table:formula="of:=[.C15]*[$types.$C$47]+[.D15]*[$types.$D$47]+[.E15]*[$types.$E$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4"/>
          <table:table-cell table:formula="of:=SUM([.C16:.E1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certainty</text:p>
          </table:table-cell>
          <table:table-cell/>
          <table:table-cell table:style-name="ce5" table:number-columns-repeated="3"/>
          <table:table-cell table:style-name="ce7" table:formula="of:=SUM([.C18:.E18])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sumptions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Risks</text:p>
          </table:table-cell>
          <table:table-cell table:number-columns-repeated="6"/>
        </table:table-row>
      </table:table>
      <table:table table:name="Final" table:style-name="ta1"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formula="of:=[screen_2.A1]" office:value-type="string" office:string-value="Front End Estimation" calcext:value-type="string">
            <text:p>Front End Estimation</text:p>
          </table:table-cell>
          <table:table-cell table:number-columns-repeated="2"/>
          <table:table-cell table:style-name="ce11" table:formula="of:=TODAY()" office:value-type="date" office:date-value="2023-03-21" calcext:value-type="date">
            <text:p>2023-03-21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table-cell office:value-type="string" calcext:value-type="string">
            <text:p>Cumulative effort for all screens</text:p>
          </table:table-cell>
          <table:table-cell table:number-columns-repeated="2"/>
          <table:table-cell table:style-name="ce12" table:formula="of:=[.D1]+7*[.B19]" office:value-type="date" office:date-value="2023-03-21" calcext:value-type="date">
            <text:p>2023-03-21</text:p>
          </table:table-cell>
          <table:table-cell office:value-type="string" calcext:value-type="string">
            <text:p>Projected End Dat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ad Factor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.e. if entire team split between two projects then this would be 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umulative</text:p>
          </table:table-cell>
          <table:table-cell table:style-name="ce9" table:formula="of:=[screen_2.G1]" office:value-type="float" office:value="0" calcext:value-type="float">
            <text:p>0</text:p>
          </table:table-cell>
          <table:table-cell office:value-type="string" calcext:value-type="string">
            <text:p>make sure this points to tab for last screen/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Effort</text:p>
          </table:table-cell>
          <table:table-cell table:formula="of:=[.B6]*[.B4]" office:value-type="float" office:value="0" calcext:value-type="float">
            <text:p>0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Size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etings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hours per 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 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ble Hours</text:p>
          </table:table-cell>
          <table:table-cell table:formula="of:=[.B10]-[.B9]" office:value-type="float" office:value="6" calcext:value-type="float">
            <text:p>6</text:p>
          </table:table-cell>
          <table:table-cell office:value-type="string" calcext:value-type="string">
            <text:p>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 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idays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days per year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am Effort</text:p>
          </table:table-cell>
          <table:table-cell table:style-name="ce10" table:formula="of:=[.B7]*[.B10]/[.B8]" office:value-type="float" office:value="0" calcext:value-type="float">
            <text:p>0.0</text:p>
          </table:table-cell>
          <table:table-cell office:value-type="string" calcext:value-type="string">
            <text:p>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ive Days</text:p>
          </table:table-cell>
          <table:table-cell table:style-name="ce10" table:formula="of:=[.B16]/[.B11]" office:value-type="float" office:value="0" calcext:value-type="float">
            <text:p>0.0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endar Days</text:p>
          </table:table-cell>
          <table:table-cell table:style-name="ce10" table:formula="of:=[.B13]*((7*[.B17]/[.B12])/52)+[.B17]" office:value-type="float" office:value="0" calcext:value-type="float">
            <text:p>0.0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Weeks</text:p>
          </table:table-cell>
          <table:table-cell table:style-name="ce10" table:formula="of:=[.B18]/7" office:value-type="float" office:value="0" calcext:value-type="float">
            <text:p>0.0</text:p>
          </table:table-cell>
          <table:table-cell office:value-type="string" calcext:value-type="string">
            <text:p>weeks</text:p>
          </table:table-cell>
          <table:table-cell table:number-columns-repeated="2"/>
        </table:table-row>
        <table:table-row table:style-name="ro1">
          <table:table-cell/>
          <table:table-cell table:style-name="ce1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1T17:51:28.834170844</meta:creation-date>
    <dc:date>2023-03-21T20:21:03.333246497</dc:date>
    <meta:editing-duration>PT2H20M4S</meta:editing-duration>
    <meta:editing-cycles>17</meta:editing-cycles>
    <meta:generator>LibreOffice/4.2.8.2$Linux_X86_64 LibreOffice_project/420m0$Build-2</meta:generator>
    <meta:document-statistic meta:table-count="4" meta:cell-count="253" meta:object-count="0"/>
  </office:meta>
</office:document-meta>
</file>